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lide_20_de_20_título-subtitle" style:list-style-name="L1">
      <style:graphic-properties draw:stroke="none" svg:stroke-width="0cm" draw:fill="solid" draw:fill-color="#034387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ide_20_de_20_título-notes">
      <style:graphic-properties draw:stroke="none" svg:stroke-width="0cm" draw:fill="none" draw:fill-color="#ffffff" draw:textarea-vertical-align="top" draw:auto-grow-height="false" draw:fit-to-size="false" style:shrink-to-fit="tru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lide_20_d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style:font-name="Ubuntu" fo:hyphenate="false"/>
    </style:style>
    <style:style style:name="P2" style:family="paragraph">
      <style:paragraph-properties fo:margin-left="0cm" fo:margin-right="0cm" fo:margin-top="0.254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style:font-name="Ubuntu" fo:hyphenate="false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style:font-name="Ubuntu" fo:hyphenate="false"/>
    </style:style>
    <style:style style:name="P4" style:family="paragraph">
      <loext:graphic-properties draw:fill="solid" draw:fill-color="#034387"/>
      <style:paragraph-properties fo:margin-left="0cm" fo:margin-right="0cm" fo:margin-top="0.282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32pt" fo:hyphenate="false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00" loext:opacity="100%" style:text-line-through-style="none" style:text-line-through-type="none" style:text-position="0% 100%" fo:font-size="40pt" fo:letter-spacing="normal" fo:language="pt" fo:country="BR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ffff00" loext:opacity="100%" style:text-line-through-style="none" style:text-line-through-type="none" style:text-position="0% 100%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ffff00" loext:opacity="100%" style:text-line-through-style="none" style:text-line-through-type="none" style:text-position="0% 100%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ff00" loext:opacity="100%" style:text-line-through-style="none" style:text-line-through-type="none" style:text-position="0% 100%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00" loext:opacity="100%" style:text-line-through-style="none" style:text-line-through-type="none" style:text-position="0% 100%" fo:font-size="11pt" fo:letter-spacing="normal" fo:language="pt" fo:country="B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pt" fo:country="BR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Subtítulo 2" presentation:style-name="pr1" draw:text-style-name="P4" draw:layer="layout" svg:width="25.399cm" svg:height="19.049cm" svg:x="0cm" svg:y="0.001cm" presentation:class="subtitle" presentation:user-transformed="true">
          <draw:text-box>
            <text:p text:style-name="P1"><text:span text:style-name="T1"><text:s text:c="3"/></text:span><text:span text:style-name="T2">O tempo de cantar chegou </text:span></text:p>
            <text:p text:style-name="P1"><text:span text:style-name="T2">o tempo de dançar chegou (2x)</text:span></text:p>
            <text:p text:style-name="P2"><text:span text:style-name="T2">E ele vem, e ele vem saltando pelos montes </text:span></text:p>
            <text:p text:style-name="P1"><text:span text:style-name="T2"><text:s/></text:span><text:span text:style-name="T2">E seus cabelos e seus cabelos são branco como a neve</text:span></text:p>
            <text:p text:style-name="P1"><text:span text:style-name="T2">E o seus olhos e o seus olhos sai fogo </text:span></text:p>
            <text:p text:style-name="P1"><text:span text:style-name="T2">Incendeia senhor a tua noiva </text:span></text:p>
            <text:p text:style-name="P1"><text:span text:style-name="T2">Incendeia senhor a tua igreja</text:span></text:p>
            <text:p text:style-name="P1"><text:span text:style-name="T2">Incendeia senhor a sua casa </text:span></text:p>
            <text:p text:style-name="P1"><text:span text:style-name="T2">Vem incendiar (2x)</text:span></text:p>
            <text:p text:style-name="P1"><text:span text:style-name="T1"/></text:p>
            <text:p text:style-name="P1"><text:span text:style-name="T1"/></text:p>
            <text:p text:style-name="P3"><text:span text:style-name="T3"><text:s/></text:span></text:p>
          </draw:text-box>
        </draw:frame>
        <presentation:notes draw:style-name="dp2">
          <draw:page-thumbnail draw:name="Espaço Reservado para Imagem de Slide 1" draw:style-name="gr1" draw:layer="layout" svg:width="12.699cm" svg:height="9.524cm" svg:x="3.175cm" svg:y="1.905cm" draw:page-number="1" presentation:class="page"/>
          <draw:frame draw:name="Espaço Reservado para Anotações 2" presentation:style-name="pr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<text:s text:c="4"/></text:span><text:span text:style-name="T4">G <text:s text:c="27"/>D <text:s text:c="7"/></text:span></text:p>
              <text:p text:style-name="P5"><text:span text:style-name="T4"><text:s/></text:span><text:span text:style-name="T4">o tempo de cantar chegou </text:span></text:p>
              <text:p text:style-name="P5"><text:span text:style-name="T4"><text:s text:c="4"/></text:span><text:span text:style-name="T4">C <text:s text:c="27"/>D</text:span></text:p>
              <text:p text:style-name="P5"><text:span text:style-name="T4">o tempo de dançar chegou (2x)</text:span></text:p>
              <text:p text:style-name="P5"><text:span text:style-name="T5"><text:s text:c="9"/></text:span><text:span text:style-name="T5">G <text:s text:c="13"/>D <text:s text:c="27"/>C</text:span></text:p>
              <text:p text:style-name="P5"><text:span text:style-name="T5">E ele vem, e ele vem saltando pelos montes </text:span></text:p>
              <text:p text:style-name="P5"><text:span text:style-name="T4"><text:s text:c="18"/></text:span><text:span text:style-name="T4">G <text:s text:c="19"/>D <text:s text:c="35"/>C </text:span></text:p>
              <text:p text:style-name="P5"><text:span text:style-name="T4">E os seus cabelos e seus cabelos são brancos como a neve </text:span></text:p>
              <text:p text:style-name="P5"><text:span text:style-name="T4"><text:s text:c="14"/></text:span><text:span text:style-name="T4">G <text:s text:c="18"/>D <text:s text:c="10"/>C</text:span></text:p>
              <text:p text:style-name="P5"><text:span text:style-name="T4">E seus olhos e o seus olhos <text:s/>sai fogo </text:span></text:p>
              <text:p text:style-name="P5"><text:span text:style-name="T4"><text:s text:c="10"/></text:span><text:span text:style-name="T4">G <text:s text:c="22"/>D</text:span></text:p>
              <text:p text:style-name="P5"><text:span text:style-name="T4">Incendeia senhor a tua noiva </text:span></text:p>
              <text:p text:style-name="P5"><text:span text:style-name="T4"><text:s text:c="9"/></text:span><text:span text:style-name="T4">C <text:s text:c="25"/>D</text:span></text:p>
              <text:p text:style-name="P5"><text:span text:style-name="T4">Incendeia senhor a tua igreja</text:span></text:p>
              <text:p text:style-name="P5"><text:span text:style-name="T4"><text:s text:c="10"/></text:span><text:span text:style-name="T4">G <text:s text:c="22"/>D</text:span></text:p>
              <text:p text:style-name="P5"><text:span text:style-name="T4">Incendeia senhor a sua casa </text:span></text:p>
              <text:p text:style-name="P5"><text:span text:style-name="T4"><text:s text:c="8"/></text:span><text:span text:style-name="T4">C Am <text:s/>G</text:span></text:p>
              <text:p text:style-name="P5"><text:span text:style-name="T4">Vem incendiar (2x)</text:span></text:p>
              <text:p text:style-name="P5"><text:span text:style-name="T4"/></text:p>
            </draw:text-box>
          </draw:frame>
          <draw:frame draw:name="Espaço Reservado para Número de Slide 3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ço Reservado para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Slide 1</dc:title>
    <meta:initial-creator>MARCELO</meta:initial-creator>
    <meta:editing-cycles>16</meta:editing-cycles>
    <meta:creation-date>2016-06-04T17:36:16</meta:creation-date>
    <dc:date>2024-05-13T12:03:19.399107416</dc:date>
    <meta:editing-duration>PT1H12M39S</meta:editing-duration>
    <meta:generator>LibreOffice/7.3.7.2$Linux_X86_64 LibreOffice_project/30$Build-2</meta:generator>
    <meta:document-statistic meta:object-count="25"/>
    <meta:user-defined meta:name="AppVersion">12.0000</meta:user-defined>
    <meta:user-defined meta:name="Notes" meta:value-type="float">1</meta:user-defined>
    <meta:user-defined meta:name="PresentationFormat">Apresentação na tela (4:3)</meta:user-defined>
    <meta:user-defined meta:name="Slides" meta:value-type="float">1</meta:user-defined>
  </office:meta>
</office:document-meta>
</file>